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45in"/>
    </style:style>
    <style:style style:name="co2" style:family="table-column">
      <style:table-column-properties fo:break-before="auto" style:column-width="2.3484in"/>
    </style:style>
    <style:style style:name="co3" style:family="table-column">
      <style:table-column-properties fo:break-before="auto" style:column-width="0.3602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18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4.15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/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6"/>
        <table:table-column table:style-name="co7" table:number-columns-repeated="248" table:default-cell-style-name="ce2"/>
        <table:table-row table:style-name="ro1">
          <table:table-cell table:style-name="ce1"/>
          <table:table-cell table:style-name="ce3" office:value-type="string">
            <text:p>Carrier</text:p>
          </table:table-cell>
          <table:table-cell table:style-name="ce1"/>
          <table:table-cell table:style-name="ce3" office:value-type="string">
            <text:p>email prefix</text:p>
          </table:table-cell>
          <table:table-cell table:style-name="ce1"/>
          <table:table-cell table:style-name="ce3" office:value-type="string">
            <text:p>email suffix</text:p>
          </table:table-cell>
          <table:table-cell table:style-name="ce1"/>
          <table:table-cell table:style-name="ce5"/>
          <table:table-cell table:style-name="ce1" table:number-columns-repeated="248"/>
        </table:table-row>
        <table:table-row table:style-name="ro1">
          <table:table-cell office:value-type="string">
            <text:p>{"""</text:p>
          </table:table-cell>
          <table:table-cell table:style-name="ce4" office:value-type="string">
            <text:p><text:a xlink:href="http://en.wikipedia.org/w/index.php?title=7-11_Speakout&amp;action=edit&amp;redlink=1">7-11 Speakout</text:a> (USA GSM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cingularme.com</text:p>
          </table:table-cell>
          <table:table-cell office:value-type="string">
            <text:p>'),</text:p>
          </table:table-cell>
          <table:table-cell table:formula="oooc:=CONCATENATE([.A2];[.B2];[.C2];[.D2];[.E2];[.F2];[.G2])" office:value-type="string" office:string-value="{&quot;&quot;&quot;7-11 Speakout (USA GSM)&quot;&quot;&quot;:('','@cingularme.com'),">
            <text:p>{"""7-11 Speakout (USA GSM)""":('','@cingularme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Airtel">Airtel</text:a> (Karnataka, Indi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airtelkk.com</text:p>
          </table:table-cell>
          <table:table-cell office:value-type="string">
            <text:p>'),</text:p>
          </table:table-cell>
          <table:table-cell table:formula="oooc:=CONCATENATE([.A3];[.B3];[.C3];[.D3];[.E3];[.F3];[.G3])" office:value-type="string" office:string-value="&quot;&quot;&quot;Airtel (Karnataka, India)&quot;&quot;&quot;:('','@airtelkk.com'),">
            <text:p>"""Airtel (Karnataka, India)""":('','@airtelkk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Alaska_Communications_Systems">Alaska Communications Systems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sg.acsalaska.com</text:p>
          </table:table-cell>
          <table:table-cell office:value-type="string">
            <text:p>'),</text:p>
          </table:table-cell>
          <table:table-cell table:formula="oooc:=CONCATENATE([.A4];[.B4];[.C4];[.D4];[.E4];[.F4];[.G4])" office:value-type="string" office:string-value="&quot;&quot;&quot;Alaska Communications Systems&quot;&quot;&quot;:('','@msg.acsalaska.com'),">
            <text:p>"""Alaska Communications Systems""":('','@msg.acsalaska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Alltel_Wireless">Alltel Wireless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essage.alltel.com</text:p>
          </table:table-cell>
          <table:table-cell office:value-type="string">
            <text:p>'),</text:p>
          </table:table-cell>
          <table:table-cell table:formula="oooc:=CONCATENATE([.A5];[.B5];[.C5];[.D5];[.E5];[.F5];[.G5])" office:value-type="string" office:string-value="&quot;&quot;&quot;Alltel Wireless&quot;&quot;&quot;:('','@message.alltel.com'),">
            <text:p>"""Alltel Wireless""":('','@message.alltel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AT%26T_Wireless">AT&amp;T Wireless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txt.att.net</text:p>
          </table:table-cell>
          <table:table-cell office:value-type="string">
            <text:p>'),</text:p>
          </table:table-cell>
          <table:table-cell table:formula="oooc:=CONCATENATE([.A6];[.B6];[.C6];[.D6];[.E6];[.F6];[.G6])" office:value-type="string" office:string-value="&quot;&quot;&quot;AT&amp;T Wireless&quot;&quot;&quot;:('','@txt.att.net'),">
            <text:p>"""AT&amp;T Wireless""":('','@txt.att.net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AT%26T_Mobility">AT&amp;T Mobility</text:a> (formerly Cingular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ms.att.net</text:p>
          </table:table-cell>
          <table:table-cell office:value-type="string">
            <text:p>'),</text:p>
          </table:table-cell>
          <table:table-cell table:formula="oooc:=CONCATENATE([.A7];[.B7];[.C7];[.D7];[.E7];[.F7];[.G7])" office:value-type="string" office:string-value="&quot;&quot;&quot;AT&amp;T Mobility (formerly Cingular)&quot;&quot;&quot;:('','@mms.att.net'),">
            <text:p>"""AT&amp;T Mobility (formerly Cingular)""":('','@mms.att.net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AT%26T">AT&amp;T</text:a> Enterprise Paging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page.att.net</text:p>
          </table:table-cell>
          <table:table-cell office:value-type="string">
            <text:p>'),</text:p>
          </table:table-cell>
          <table:table-cell table:formula="oooc:=CONCATENATE([.A8];[.B8];[.C8];[.D8];[.E8];[.F8];[.G8])" office:value-type="string" office:string-value="&quot;&quot;&quot;AT&amp;T Enterprise Paging&quot;&quot;&quot;:('','@page.att.net'),">
            <text:p>"""AT&amp;T Enterprise Paging""":('','@page.att.net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Bell">Bell</text:a> Mobility &amp; Solo Mobile (Canad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txt.bell.ca</text:p>
          </table:table-cell>
          <table:table-cell office:value-type="string">
            <text:p>'),</text:p>
          </table:table-cell>
          <table:table-cell table:formula="oooc:=CONCATENATE([.A9];[.B9];[.C9];[.D9];[.E9];[.F9];[.G9])" office:value-type="string" office:string-value="&quot;&quot;&quot;Bell Mobility &amp; Solo Mobile (Canada)&quot;&quot;&quot;:('','@txt.bell.ca'),">
            <text:p>"""Bell Mobility &amp; Solo Mobile (Canada)""":('','@txt.bell.ca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Boost_Mobile">Boost Mobile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yboostmobile.com</text:p>
          </table:table-cell>
          <table:table-cell office:value-type="string">
            <text:p>'),</text:p>
          </table:table-cell>
          <table:table-cell table:formula="oooc:=CONCATENATE([.A10];[.B10];[.C10];[.D10];[.E10];[.F10];[.G10])" office:value-type="string" office:string-value="&quot;&quot;&quot;Boost Mobile&quot;&quot;&quot;:('','@myboostmobile.com'),">
            <text:p>"""Boost Mobile""":('','@myboostmobile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Cellular_One">Cellular One</text:a> (Dobson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obile.celloneusa.com</text:p>
          </table:table-cell>
          <table:table-cell office:value-type="string">
            <text:p>'),</text:p>
          </table:table-cell>
          <table:table-cell table:formula="oooc:=CONCATENATE([.A11];[.B11];[.C11];[.D11];[.E11];[.F11];[.G11])" office:value-type="string" office:string-value="&quot;&quot;&quot;Cellular One (Dobson)&quot;&quot;&quot;:('','@mobile.celloneusa.com'),">
            <text:p>"""Cellular One (Dobson)""":('','@mobile.celloneusa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Cingular">Cingular</text:a> (Postpaid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cingularme.com</text:p>
          </table:table-cell>
          <table:table-cell office:value-type="string">
            <text:p>'),</text:p>
          </table:table-cell>
          <table:table-cell table:formula="oooc:=CONCATENATE([.A12];[.B12];[.C12];[.D12];[.E12];[.F12];[.G12])" office:value-type="string" office:string-value="&quot;&quot;&quot;Cingular (Postpaid)&quot;&quot;&quot;:('','@cingularme.com'),">
            <text:p>"""Cingular (Postpaid)""":('','@cingularme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Centennial_Wireless">Centennial Wireless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cwemail.com</text:p>
          </table:table-cell>
          <table:table-cell office:value-type="string">
            <text:p>'),</text:p>
          </table:table-cell>
          <table:table-cell table:formula="oooc:=CONCATENATE([.A13];[.B13];[.C13];[.D13];[.E13];[.F13];[.G13])" office:value-type="string" office:string-value="&quot;&quot;&quot;Centennial Wireless&quot;&quot;&quot;:('','@cwemail.com'),">
            <text:p>"""Centennial Wireless""":('','@cwemail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Cingular">Cingular</text:a> (GoPhone prepaid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cingularme.com</text:p>
          </table:table-cell>
          <table:table-cell office:value-type="string">
            <text:p>'),</text:p>
          </table:table-cell>
          <table:table-cell table:formula="oooc:=CONCATENATE([.A14];[.B14];[.C14];[.D14];[.E14];[.F14];[.G14])" office:value-type="string" office:string-value="&quot;&quot;&quot;Cingular (GoPhone prepaid)&quot;&quot;&quot;:('','@cingularme.com'),">
            <text:p>"""Cingular (GoPhone prepaid)""":('','@cingularme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Claro_%28mobile_phone_network%29">Claro</text:a> (Nicaragu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ideasclaro-ca.com</text:p>
          </table:table-cell>
          <table:table-cell office:value-type="string">
            <text:p>'),</text:p>
          </table:table-cell>
          <table:table-cell table:formula="oooc:=CONCATENATE([.A15];[.B15];[.C15];[.D15];[.E15];[.F15];[.G15])" office:value-type="string" office:string-value="&quot;&quot;&quot;Claro (Nicaragua)&quot;&quot;&quot;:('','@ideasclaro-ca.com'),">
            <text:p>"""Claro (Nicaragua)""":('','@ideasclaro-ca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Comcel">Comcel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comcel.com.co</text:p>
          </table:table-cell>
          <table:table-cell office:value-type="string">
            <text:p>'),</text:p>
          </table:table-cell>
          <table:table-cell table:formula="oooc:=CONCATENATE([.A16];[.B16];[.C16];[.D16];[.E16];[.F16];[.G16])" office:value-type="string" office:string-value="&quot;&quot;&quot;Comcel&quot;&quot;&quot;:('','@comcel.com.co'),">
            <text:p>"""Comcel""":('','@comcel.com.co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Cricket_Communications">Cricket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ms.mycricket.com</text:p>
          </table:table-cell>
          <table:table-cell office:value-type="string">
            <text:p>'),</text:p>
          </table:table-cell>
          <table:table-cell table:formula="oooc:=CONCATENATE([.A17];[.B17];[.C17];[.D17];[.E17];[.F17];[.G17])" office:value-type="string" office:string-value="&quot;&quot;&quot;Cricket&quot;&quot;&quot;:('','@mms.mycricket.com'),">
            <text:p>"""Cricket""":('','@mms.mycricket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CTI">CTI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sms.ctimovil.com.ar</text:p>
          </table:table-cell>
          <table:table-cell office:value-type="string">
            <text:p>'),</text:p>
          </table:table-cell>
          <table:table-cell table:formula="oooc:=CONCATENATE([.A18];[.B18];[.C18];[.D18];[.E18];[.F18];[.G18])" office:value-type="string" office:string-value="&quot;&quot;&quot;CTI&quot;&quot;&quot;:('','@sms.ctimovil.com.ar'),">
            <text:p>"""CTI""":('','@sms.ctimovil.com.ar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Emtel">Emtel</text:a> (Mauritius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emtelworld.net</text:p>
          </table:table-cell>
          <table:table-cell office:value-type="string">
            <text:p>'),</text:p>
          </table:table-cell>
          <table:table-cell table:formula="oooc:=CONCATENATE([.A19];[.B19];[.C19];[.D19];[.E19];[.F19];[.G19])" office:value-type="string" office:string-value="&quot;&quot;&quot;Emtel (Mauritius)&quot;&quot;&quot;:('','@emtelworld.net'),">
            <text:p>"""Emtel (Mauritius)""":('','@emtelworld.net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Fido">Fido</text:a>(Canad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fido.ca</text:p>
          </table:table-cell>
          <table:table-cell office:value-type="string">
            <text:p>'),</text:p>
          </table:table-cell>
          <table:table-cell table:formula="oooc:=CONCATENATE([.A20];[.B20];[.C20];[.D20];[.E20];[.F20];[.G20])" office:value-type="string" office:string-value="&quot;&quot;&quot;Fido(Canada)&quot;&quot;&quot;:('','@fido.ca'),">
            <text:p>"""Fido(Canada)""":('','@fido.ca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General_Communication">General Communications Inc.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sg.gci.net</text:p>
          </table:table-cell>
          <table:table-cell office:value-type="string">
            <text:p>'),</text:p>
          </table:table-cell>
          <table:table-cell table:formula="oooc:=CONCATENATE([.A21];[.B21];[.C21];[.D21];[.E21];[.F21];[.G21])" office:value-type="string" office:string-value="&quot;&quot;&quot;General Communications Inc.&quot;&quot;&quot;:('','@msg.gci.net'),">
            <text:p>"""General Communications Inc.""":('','@msg.gci.net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Globalstar">Globalstar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sg.globalstarusa.com</text:p>
          </table:table-cell>
          <table:table-cell office:value-type="string">
            <text:p>'),</text:p>
          </table:table-cell>
          <table:table-cell table:formula="oooc:=CONCATENATE([.A22];[.B22];[.C22];[.D22];[.E22];[.F22];[.G22])" office:value-type="string" office:string-value="&quot;&quot;&quot;Globalstar&quot;&quot;&quot;:('','@msg.globalstarusa.com'),">
            <text:p>"""Globalstar""":('','@msg.globalstarusa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Helio">Helio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yhelio.com</text:p>
          </table:table-cell>
          <table:table-cell office:value-type="string">
            <text:p>'),</text:p>
          </table:table-cell>
          <table:table-cell table:formula="oooc:=CONCATENATE([.A23];[.B23];[.C23];[.D23];[.E23];[.F23];[.G23])" office:value-type="string" office:string-value="&quot;&quot;&quot;Helio&quot;&quot;&quot;:('','@myhelio.com'),">
            <text:p>"""Helio""":('','@myhelio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/index.php?title=Illinois_Valley_Cellular&amp;action=edit&amp;redlink=1">Illinois Valley Cellular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ivctext.com</text:p>
          </table:table-cell>
          <table:table-cell office:value-type="string">
            <text:p>'),</text:p>
          </table:table-cell>
          <table:table-cell table:formula="oooc:=CONCATENATE([.A24];[.B24];[.C24];[.D24];[.E24];[.F24];[.G24])" office:value-type="string" office:string-value="&quot;&quot;&quot;Illinois Valley Cellular&quot;&quot;&quot;:('','@ivctext.com'),">
            <text:p>"""Illinois Valley Cellular""":('','@ivctext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Iridium_%28satellite%29">Iridium (satellite)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sg.iridium.com</text:p>
          </table:table-cell>
          <table:table-cell office:value-type="string">
            <text:p>'),</text:p>
          </table:table-cell>
          <table:table-cell table:formula="oooc:=CONCATENATE([.A25];[.B25];[.C25];[.D25];[.E25];[.F25];[.G25])" office:value-type="string" office:string-value="&quot;&quot;&quot;Iridium (satellite)&quot;&quot;&quot;:('','@msg.iridium.com'),">
            <text:p>"""Iridium (satellite)""":('','@msg.iridium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Meteor_%28mobile_network%29">Meteor</text:a> (Ireland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sms.mymeteor.ie</text:p>
          </table:table-cell>
          <table:table-cell office:value-type="string">
            <text:p>'),</text:p>
          </table:table-cell>
          <table:table-cell table:formula="oooc:=CONCATENATE([.A26];[.B26];[.C26];[.D26];[.E26];[.F26];[.G26])" office:value-type="string" office:string-value="&quot;&quot;&quot;Meteor (Ireland)&quot;&quot;&quot;:('','@sms.mymeteor.ie'),">
            <text:p>"""Meteor (Ireland)""":('','@sms.mymeteor.ie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Mero_Mobile">Mero Mobile</text:a> (Nepal)</text:p>
          </table:table-cell>
          <table:table-cell office:value-type="string">
            <text:p>""":('</text:p>
          </table:table-cell>
          <table:table-cell table:style-name="ce4" office:value-type="float" office:value="977">
            <text:p>977</text:p>
          </table:table-cell>
          <table:table-cell office:value-type="string">
            <text:p>','</text:p>
          </table:table-cell>
          <table:table-cell office:value-type="string">
            <text:p>@sms.spicenepal.com</text:p>
          </table:table-cell>
          <table:table-cell office:value-type="string">
            <text:p>'),</text:p>
          </table:table-cell>
          <table:table-cell table:formula="oooc:=CONCATENATE([.A27];[.B27];[.C27];[.D27];[.E27];[.F27];[.G27])" office:value-type="string" office:string-value="&quot;&quot;&quot;Mero Mobile (Nepal)&quot;&quot;&quot;:('977','@sms.spicenepal.com'),">
            <text:p>"""Mero Mobile (Nepal)""":('977','@sms.spicenepal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MetroPCS">MetroPCS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ymetropcs.com</text:p>
          </table:table-cell>
          <table:table-cell office:value-type="string">
            <text:p>'),</text:p>
          </table:table-cell>
          <table:table-cell table:formula="oooc:=CONCATENATE([.A28];[.B28];[.C28];[.D28];[.E28];[.F28];[.G28])" office:value-type="string" office:string-value="&quot;&quot;&quot;MetroPCS&quot;&quot;&quot;:('','@mymetropcs.com'),">
            <text:p>"""MetroPCS""":('','@mymetropcs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Movicom">Movicom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ovimensaje.com.ar</text:p>
          </table:table-cell>
          <table:table-cell office:value-type="string">
            <text:p>'),</text:p>
          </table:table-cell>
          <table:table-cell table:formula="oooc:=CONCATENATE([.A29];[.B29];[.C29];[.D29];[.E29];[.F29];[.G29])" office:value-type="string" office:string-value="&quot;&quot;&quot;Movicom&quot;&quot;&quot;:('','@movimensaje.com.ar'),">
            <text:p>"""Movicom""":('','@movimensaje.com.ar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Mobitel">Mobitel</text:a>(Sri Lank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sms.mobitel.lk</text:p>
          </table:table-cell>
          <table:table-cell office:value-type="string">
            <text:p>'),</text:p>
          </table:table-cell>
          <table:table-cell table:formula="oooc:=CONCATENATE([.A30];[.B30];[.C30];[.D30];[.E30];[.F30];[.G30])" office:value-type="string" office:string-value="&quot;&quot;&quot;Mobitel(Sri Lanka)&quot;&quot;&quot;:('','@sms.mobitel.lk'),">
            <text:p>"""Mobitel(Sri Lanka)""":('','@sms.mobitel.lk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Movistar">Movistar</text:a> (Colombi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ovistar.com.co</text:p>
          </table:table-cell>
          <table:table-cell office:value-type="string">
            <text:p>'),</text:p>
          </table:table-cell>
          <table:table-cell table:formula="oooc:=CONCATENATE([.A31];[.B31];[.C31];[.D31];[.E31];[.F31];[.G31])" office:value-type="string" office:string-value="&quot;&quot;&quot;Movistar (Colombia)&quot;&quot;&quot;:('','@movistar.com.co'),">
            <text:p>"""Movistar (Colombia)""":('','@movistar.com.co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MTN">MTN</text:a> (South Afric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sms.co.za</text:p>
          </table:table-cell>
          <table:table-cell office:value-type="string">
            <text:p>'),</text:p>
          </table:table-cell>
          <table:table-cell table:formula="oooc:=CONCATENATE([.A32];[.B32];[.C32];[.D32];[.E32];[.F32];[.G32])" office:value-type="string" office:string-value="&quot;&quot;&quot;MTN (South Africa)&quot;&quot;&quot;:('','@sms.co.za'),">
            <text:p>"""MTN (South Africa)""":('','@sms.co.za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MTS">MTS</text:a> (Canad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text.mtsmobility.com</text:p>
          </table:table-cell>
          <table:table-cell office:value-type="string">
            <text:p>'),</text:p>
          </table:table-cell>
          <table:table-cell table:formula="oooc:=CONCATENATE([.A33];[.B33];[.C33];[.D33];[.E33];[.F33];[.G33])" office:value-type="string" office:string-value="&quot;&quot;&quot;MTS (Canada)&quot;&quot;&quot;:('','@text.mtsmobility.com'),">
            <text:p>"""MTS (Canada)""":('','@text.mtsmobility.com'),</text:p>
          </table:table-cell>
          <table:table-cell table:number-columns-repeated="248"/>
        </table:table-row>
        <table:table-row table:style-name="ro2">
          <table:table-cell office:value-type="string">
            <text:p>"""</text:p>
          </table:table-cell>
          <table:table-cell table:style-name="ce4" office:value-type="string">
            <text:p><text:a xlink:href="http://en.wikipedia.org/wiki/Nextel">Nextel</text:a> (Argentina)</text:p>
          </table:table-cell>
          <table:table-cell office:value-type="string">
            <text:p>""":('</text:p>
          </table:table-cell>
          <table:table-cell table:style-name="ce4" office:value-type="string">
            <text:p>TwoWay.11</text:p>
          </table:table-cell>
          <table:table-cell office:value-type="string">
            <text:p>','</text:p>
          </table:table-cell>
          <table:table-cell office:value-type="string">
            <text:p>@nextel.net.ar</text:p>
          </table:table-cell>
          <table:table-cell office:value-type="string">
            <text:p>'),</text:p>
          </table:table-cell>
          <table:table-cell table:formula="oooc:=CONCATENATE([.A34];[.B34];[.C34];[.D34];[.E34];[.F34];[.G34])" office:value-type="string" office:string-value="&quot;&quot;&quot;Nextel (Argentina)&quot;&quot;&quot;:('TwoWay.11','@nextel.net.ar'),">
            <text:p>"""Nextel (Argentina)""":('TwoWay.11','@nextel.net.ar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Personal">Personal</text:a> (Argentina)</text:p>
          </table:table-cell>
          <table:table-cell office:value-type="string">
            <text:p>""":('</text:p>
          </table:table-cell>
          <table:table-cell table:style-name="ce4" office:value-type="float" office:value="11">
            <text:p>11</text:p>
          </table:table-cell>
          <table:table-cell office:value-type="string">
            <text:p>','</text:p>
          </table:table-cell>
          <table:table-cell office:value-type="string">
            <text:p>@personal-net.com.ar</text:p>
          </table:table-cell>
          <table:table-cell office:value-type="string">
            <text:p>'),</text:p>
          </table:table-cell>
          <table:table-cell table:formula="oooc:=CONCATENATE([.A35];[.B35];[.C35];[.D35];[.E35];[.F35];[.G35])" office:value-type="string" office:string-value="&quot;&quot;&quot;Personal (Argentina)&quot;&quot;&quot;:('11','@personal-net.com.ar'),">
            <text:p>"""Personal (Argentina)""":('11','@personal-net.com.ar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Plus_GSM">Plus GSM</text:a> (Poland)</text:p>
          </table:table-cell>
          <table:table-cell office:value-type="string">
            <text:p>""":('</text:p>
          </table:table-cell>
          <table:table-cell table:style-name="ce4" office:value-type="float" office:value="48">
            <text:p>48</text:p>
          </table:table-cell>
          <table:table-cell office:value-type="string">
            <text:p>','</text:p>
          </table:table-cell>
          <table:table-cell office:value-type="string">
            <text:p>@text.plusgsm.pl</text:p>
          </table:table-cell>
          <table:table-cell office:value-type="string">
            <text:p>'),</text:p>
          </table:table-cell>
          <table:table-cell table:formula="oooc:=CONCATENATE([.A36];[.B36];[.C36];[.D36];[.E36];[.F36];[.G36])" office:value-type="string" office:string-value="&quot;&quot;&quot;Plus GSM (Poland)&quot;&quot;&quot;:('48','@text.plusgsm.pl'),">
            <text:p>"""Plus GSM (Poland)""":('48','@text.plusgsm.pl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President%27s_Choice">President's Choice</text:a> (Canad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txt.bell.ca</text:p>
          </table:table-cell>
          <table:table-cell office:value-type="string">
            <text:p>'),</text:p>
          </table:table-cell>
          <table:table-cell table:formula="oooc:=CONCATENATE([.A37];[.B37];[.C37];[.D37];[.E37];[.F37];[.G37])" office:value-type="string" office:string-value="&quot;&quot;&quot;President's Choice (Canada)&quot;&quot;&quot;:('','@txt.bell.ca'),">
            <text:p>"""President's Choice (Canada)""":('','@txt.bell.ca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Qwest">Qwest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qwestmp.com</text:p>
          </table:table-cell>
          <table:table-cell office:value-type="string">
            <text:p>'),</text:p>
          </table:table-cell>
          <table:table-cell table:formula="oooc:=CONCATENATE([.A38];[.B38];[.C38];[.D38];[.E38];[.F38];[.G38])" office:value-type="string" office:string-value="&quot;&quot;&quot;Qwest&quot;&quot;&quot;:('','@qwestmp.com'),">
            <text:p>"""Qwest""":('','@qwestmp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Rogers">Rogers</text:a> (Canad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pcs.rogers.com</text:p>
          </table:table-cell>
          <table:table-cell office:value-type="string">
            <text:p>'),</text:p>
          </table:table-cell>
          <table:table-cell table:formula="oooc:=CONCATENATE([.A39];[.B39];[.C39];[.D39];[.E39];[.F39];[.G39])" office:value-type="string" office:string-value="&quot;&quot;&quot;Rogers (Canada)&quot;&quot;&quot;:('','@pcs.rogers.com'),">
            <text:p>"""Rogers (Canada)""":('','@pcs.rogers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Sasktel">Sasktel</text:a> (Canad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sms.sasktel.com</text:p>
          </table:table-cell>
          <table:table-cell office:value-type="string">
            <text:p>'),</text:p>
          </table:table-cell>
          <table:table-cell table:formula="oooc:=CONCATENATE([.A40];[.B40];[.C40];[.D40];[.E40];[.F40];[.G40])" office:value-type="string" office:string-value="&quot;&quot;&quot;Sasktel (Canada)&quot;&quot;&quot;:('','@sms.sasktel.com'),">
            <text:p>"""Sasktel (Canada)""":('','@sms.sasktel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Setar">Setar</text:a> Mobile email (Aruba)</text:p>
          </table:table-cell>
          <table:table-cell office:value-type="string">
            <text:p>""":('</text:p>
          </table:table-cell>
          <table:table-cell table:style-name="ce4" office:value-type="float" office:value="297">
            <text:p>297</text:p>
          </table:table-cell>
          <table:table-cell office:value-type="string">
            <text:p>','</text:p>
          </table:table-cell>
          <table:table-cell office:value-type="string">
            <text:p>@mas.aw</text:p>
          </table:table-cell>
          <table:table-cell office:value-type="string">
            <text:p>'),</text:p>
          </table:table-cell>
          <table:table-cell table:formula="oooc:=CONCATENATE([.A41];[.B41];[.C41];[.D41];[.E41];[.F41];[.G41])" office:value-type="string" office:string-value="&quot;&quot;&quot;Setar Mobile email (Aruba)&quot;&quot;&quot;:('297','@mas.aw'),">
            <text:p>"""Setar Mobile email (Aruba)""":('297','@mas.aw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Sprint_Nextel">Sprint (PCS)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essaging.sprintpcs.com</text:p>
          </table:table-cell>
          <table:table-cell office:value-type="string">
            <text:p>'),</text:p>
          </table:table-cell>
          <table:table-cell table:formula="oooc:=CONCATENATE([.A42];[.B42];[.C42];[.D42];[.E42];[.F42];[.G42])" office:value-type="string" office:string-value="&quot;&quot;&quot;Sprint (PCS)&quot;&quot;&quot;:('','@messaging.sprintpcs.com'),">
            <text:p>"""Sprint (PCS)""":('','@messaging.sprintpcs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Sprint_Nextel">Sprint (Nextel)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page.nextel.com</text:p>
          </table:table-cell>
          <table:table-cell office:value-type="string">
            <text:p>'),</text:p>
          </table:table-cell>
          <table:table-cell table:formula="oooc:=CONCATENATE([.A43];[.B43];[.C43];[.D43];[.E43];[.F43];[.G43])" office:value-type="string" office:string-value="&quot;&quot;&quot;Sprint (Nextel)&quot;&quot;&quot;:('','@page.nextel.com'),">
            <text:p>"""Sprint (Nextel)""":('','@page.nextel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Suncom">Suncom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tms.suncom.com</text:p>
          </table:table-cell>
          <table:table-cell office:value-type="string">
            <text:p>'),</text:p>
          </table:table-cell>
          <table:table-cell table:formula="oooc:=CONCATENATE([.A44];[.B44];[.C44];[.D44];[.E44];[.F44];[.G44])" office:value-type="string" office:string-value="&quot;&quot;&quot;Suncom&quot;&quot;&quot;:('','@tms.suncom.com'),">
            <text:p>"""Suncom""":('','@tms.suncom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T-Mobile">T-Mobile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tmomail.net</text:p>
          </table:table-cell>
          <table:table-cell office:value-type="string">
            <text:p>'),</text:p>
          </table:table-cell>
          <table:table-cell table:formula="oooc:=CONCATENATE([.A45];[.B45];[.C45];[.D45];[.E45];[.F45];[.G45])" office:value-type="string" office:string-value="&quot;&quot;&quot;T-Mobile&quot;&quot;&quot;:('','@tmomail.net'),">
            <text:p>"""T-Mobile""":('','@tmomail.net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T-Mobile">T-Mobile</text:a> (Austri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sms.t-mobile.at</text:p>
          </table:table-cell>
          <table:table-cell office:value-type="string">
            <text:p>'),</text:p>
          </table:table-cell>
          <table:table-cell table:formula="oooc:=CONCATENATE([.A46];[.B46];[.C46];[.D46];[.E46];[.F46];[.G46])" office:value-type="string" office:string-value="&quot;&quot;&quot;T-Mobile (Austria)&quot;&quot;&quot;:('','@sms.t-mobile.at'),">
            <text:p>"""T-Mobile (Austria)""":('','@sms.t-mobile.at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Telus_Mobility">Telus Mobility</text:a> (Canad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sg.telus.com</text:p>
          </table:table-cell>
          <table:table-cell office:value-type="string">
            <text:p>'),</text:p>
          </table:table-cell>
          <table:table-cell table:formula="oooc:=CONCATENATE([.A47];[.B47];[.C47];[.D47];[.E47];[.F47];[.G47])" office:value-type="string" office:string-value="&quot;&quot;&quot;Telus Mobility (Canada)&quot;&quot;&quot;:('','@msg.telus.com'),">
            <text:p>"""Telus Mobility (Canada)""":('','@msg.telus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/index.php?title=Thumb_Cellular&amp;action=edit&amp;redlink=1">Thumb Cellular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sms.thumbcellular.com</text:p>
          </table:table-cell>
          <table:table-cell office:value-type="string">
            <text:p>'),</text:p>
          </table:table-cell>
          <table:table-cell table:formula="oooc:=CONCATENATE([.A48];[.B48];[.C48];[.D48];[.E48];[.F48];[.G48])" office:value-type="string" office:string-value="&quot;&quot;&quot;Thumb Cellular&quot;&quot;&quot;:('','@sms.thumbcellular.com'),">
            <text:p>"""Thumb Cellular""":('','@sms.thumbcellular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Tigo">Tigo</text:a> (Formerly Ol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sms.tigo.com.co</text:p>
          </table:table-cell>
          <table:table-cell office:value-type="string">
            <text:p>'),</text:p>
          </table:table-cell>
          <table:table-cell table:formula="oooc:=CONCATENATE([.A49];[.B49];[.C49];[.D49];[.E49];[.F49];[.G49])" office:value-type="string" office:string-value="&quot;&quot;&quot;Tigo (Formerly Ola)&quot;&quot;&quot;:('','@sms.tigo.com.co'),">
            <text:p>"""Tigo (Formerly Ola)""":('','@sms.tigo.com.co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Tracfone">Tracfone</text:a> (prepaid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message.alltel.com</text:p>
          </table:table-cell>
          <table:table-cell office:value-type="string">
            <text:p>'),</text:p>
          </table:table-cell>
          <table:table-cell table:formula="oooc:=CONCATENATE([.A50];[.B50];[.C50];[.D50];[.E50];[.F50];[.G50])" office:value-type="string" office:string-value="&quot;&quot;&quot;Tracfone (prepaid)&quot;&quot;&quot;:('','@message.alltel.com'),">
            <text:p>"""Tracfone (prepaid)""":('','@message.alltel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Unicel">Unicel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utext.com</text:p>
          </table:table-cell>
          <table:table-cell office:value-type="string">
            <text:p>'),</text:p>
          </table:table-cell>
          <table:table-cell table:formula="oooc:=CONCATENATE([.A51];[.B51];[.C51];[.D51];[.E51];[.F51];[.G51])" office:value-type="string" office:string-value="&quot;&quot;&quot;Unicel&quot;&quot;&quot;:('','@utext.com'),">
            <text:p>"""Unicel""":('','@utext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US_Cellular">US Cellular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email.uscc.net</text:p>
          </table:table-cell>
          <table:table-cell office:value-type="string">
            <text:p>'),</text:p>
          </table:table-cell>
          <table:table-cell table:formula="oooc:=CONCATENATE([.A52];[.B52];[.C52];[.D52];[.E52];[.F52];[.G52])" office:value-type="string" office:string-value="&quot;&quot;&quot;US Cellular&quot;&quot;&quot;:('','@email.uscc.net'),">
            <text:p>"""US Cellular""":('','@email.uscc.net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Verizon">Verizon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vtext.com</text:p>
          </table:table-cell>
          <table:table-cell office:value-type="string">
            <text:p>'),</text:p>
          </table:table-cell>
          <table:table-cell table:formula="oooc:=CONCATENATE([.A53];[.B53];[.C53];[.D53];[.E53];[.F53];[.G53])" office:value-type="string" office:string-value="&quot;&quot;&quot;Verizon&quot;&quot;&quot;:('','@vtext.com'),">
            <text:p>"""Verizon""":('','@vtext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Virgin_Mobile">Virgin Mobile</text:a> (Canad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vmobile.ca</text:p>
          </table:table-cell>
          <table:table-cell office:value-type="string">
            <text:p>'),</text:p>
          </table:table-cell>
          <table:table-cell table:formula="oooc:=CONCATENATE([.A54];[.B54];[.C54];[.D54];[.E54];[.F54];[.G54])" office:value-type="string" office:string-value="&quot;&quot;&quot;Virgin Mobile (Canada)&quot;&quot;&quot;:('','@vmobile.ca'),">
            <text:p>"""Virgin Mobile (Canada)""":('','@vmobile.ca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Virgin_Mobile">Virgin Mobile</text:a> (US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vmobl.com</text:p>
          </table:table-cell>
          <table:table-cell office:value-type="string">
            <text:p>'),</text:p>
          </table:table-cell>
          <table:table-cell table:formula="oooc:=CONCATENATE([.A55];[.B55];[.C55];[.D55];[.E55];[.F55];[.G55])" office:value-type="string" office:string-value="&quot;&quot;&quot;Virgin Mobile (USA)&quot;&quot;&quot;:('','@vmobl.com'),">
            <text:p>"""Virgin Mobile (USA)""":('','@vmobl.com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Vodacom">Vodacom</text:a>(South Africa)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voda.co.za</text:p>
          </table:table-cell>
          <table:table-cell office:value-type="string">
            <text:p>'),</text:p>
          </table:table-cell>
          <table:table-cell table:formula="oooc:=CONCATENATE([.A56];[.B56];[.C56];[.D56];[.E56];[.F56];[.G56])" office:value-type="string" office:string-value="&quot;&quot;&quot;Vodacom(South Africa)&quot;&quot;&quot;:('','@voda.co.za'),">
            <text:p>"""Vodacom(South Africa)""":('','@voda.co.za'),</text:p>
          </table:table-cell>
          <table:table-cell table:number-columns-repeated="248"/>
        </table:table-row>
        <table:table-row table:style-name="ro1">
          <table:table-cell office:value-type="string">
            <text:p>"""</text:p>
          </table:table-cell>
          <table:table-cell table:style-name="ce4" office:value-type="string">
            <text:p><text:a xlink:href="http://en.wikipedia.org/wiki/YCC">YCC</text:a></text:p>
          </table:table-cell>
          <table:table-cell office:value-type="string">
            <text:p>""":('</text:p>
          </table:table-cell>
          <table:table-cell table:style-name="ce4"/>
          <table:table-cell office:value-type="string">
            <text:p>','</text:p>
          </table:table-cell>
          <table:table-cell office:value-type="string">
            <text:p>@sms.ycc.ru</text:p>
          </table:table-cell>
          <table:table-cell office:value-type="string">
            <text:p>'),</text:p>
          </table:table-cell>
          <table:table-cell table:formula="oooc:=CONCATENATE([.A57];[.B57];[.C57];[.D57];[.E57];[.F57];[.G57])" office:value-type="string" office:string-value="&quot;&quot;&quot;YCC&quot;&quot;&quot;:('','@sms.ycc.ru'),">
            <text:p>"""YCC""":('','@sms.ycc.ru'),</text:p>
          </table:table-cell>
          <table:table-cell table:number-columns-repeated="248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8">07/08/2008</text:date>, <text:time>11:3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7-04T18:27:17</meta:creation-date>
    <dc:date>2008-07-08T11:35:24</dc:date>
    <meta:editing-cycles>4</meta:editing-cycles>
    <meta:editing-duration>PT4H29M58S</meta:editing-duration>
    <meta:user-defined meta:name="Info 1"/>
    <meta:user-defined meta:name="Info 2"/>
    <meta:user-defined meta:name="Info 3"/>
    <meta:user-defined meta:name="Info 4"/>
    <meta:document-statistic meta:table-count="1" meta:cell-count="451"/>
  </office:meta>
</office:document-meta>
</file>